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16c3" officeooo:paragraph-rsid="001b16c3"/>
    </style:style>
    <style:style style:name="P2" style:family="paragraph" style:parent-style-name="Standard">
      <style:text-properties fo:language="en" fo:country="US" officeooo:rsid="001b4aa5" officeooo:paragraph-rsid="001b4aa5"/>
    </style:style>
    <style:style style:name="P3" style:family="paragraph" style:parent-style-name="Standard">
      <style:text-properties fo:language="en" fo:country="US" officeooo:rsid="001b4aa5" officeooo:paragraph-rsid="0026151b"/>
    </style:style>
    <style:style style:name="P4" style:family="paragraph" style:parent-style-name="Standard">
      <style:text-properties fo:language="en" fo:country="US" officeooo:rsid="0020c98a" officeooo:paragraph-rsid="0020c98a"/>
    </style:style>
    <style:style style:name="P5" style:family="paragraph" style:parent-style-name="Standard">
      <style:text-properties fo:language="en" fo:country="US" officeooo:rsid="0026292d" officeooo:paragraph-rsid="0026292d"/>
    </style:style>
    <style:style style:name="P6" style:family="paragraph" style:parent-style-name="Standard">
      <style:text-properties fo:language="en" fo:country="US" officeooo:rsid="0020c98a" officeooo:paragraph-rsid="0020c98a"/>
    </style:style>
    <style:style style:name="P7" style:family="paragraph" style:parent-style-name="Standard">
      <style:text-properties fo:language="en" fo:country="US" officeooo:rsid="002fe53e" officeooo:paragraph-rsid="002fe53e"/>
    </style:style>
    <style:style style:name="T1" style:family="text">
      <style:text-properties officeooo:rsid="001b4aa5"/>
    </style:style>
    <style:style style:name="T2" style:family="text">
      <style:text-properties officeooo:rsid="001e1462"/>
    </style:style>
    <style:style style:name="T3" style:family="text">
      <style:text-properties officeooo:rsid="002374e6"/>
    </style:style>
    <style:style style:name="T4" style:family="text">
      <style:text-properties fo:font-style="italic" officeooo:rsid="0026151b" style:font-style-asian="italic" style:font-style-complex="italic"/>
    </style:style>
    <style:style style:name="T5" style:family="text">
      <style:text-properties fo:font-style="normal" officeooo:rsid="0026151b" style:font-style-asian="normal" style:font-style-complex="normal"/>
    </style:style>
    <style:style style:name="T6" style:family="text">
      <style:text-properties officeooo:rsid="002468a1"/>
    </style:style>
    <style:style style:name="T7" style:family="text">
      <style:text-properties officeooo:rsid="0026151b"/>
    </style:style>
    <style:style style:name="T8" style:family="text">
      <style:text-properties officeooo:rsid="0026292d"/>
    </style:style>
    <style:style style:name="T9" style:family="text">
      <style:text-properties officeooo:rsid="00274d05"/>
    </style:style>
    <style:style style:name="T10" style:family="text">
      <style:text-properties officeooo:rsid="00292d89"/>
    </style:style>
    <style:style style:name="T11" style:family="text">
      <style:text-properties officeooo:rsid="002997a6"/>
    </style:style>
    <style:style style:name="T12" style:family="text">
      <style:text-properties officeooo:rsid="0029fcb5"/>
    </style:style>
    <style:style style:name="T13" style:family="text">
      <style:text-properties officeooo:rsid="002cf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editor,</text:p>
      <text:p text:style-name="P1"/>
      <text:p text:style-name="P1">we would like to submit our manuscript titled “<text:span text:style-name="T1">Modeling the effects of ongoing context inference on motor learning</text:span>” for publication as an original research article in the journal Nature Communications.</text:p>
      <text:p text:style-name="P1"/>
      <text:p text:style-name="P3">In the manuscript, we present a mathematical model for motor adaptation with an explicit mechanism for context inference based on exact Bayesian inference. <text:span text:style-name="T7">We consider context inference as a continuous process of integration of sensory information and prior knowledge, as opposed to immediate switches between known contexts. We show that evidence for this continuous process </text:span><text:span text:style-name="T8">of belief updating</text:span><text:span text:style-name="T7"> can be found in measured behavior during </text:span><text:span text:style-name="T8">several </text:span><text:span text:style-name="T7">standard motor adaptation tasks, including effects on learning rate and task switching. Additionally, we show that the process of context inference provides a unifying explanation for many effect</text:span><text:span text:style-name="T8">s</text:span><text:span text:style-name="T7"> of training and performance history on behavior, which had so far required a number of </text:span><text:span text:style-name="T4">ad hoc</text:span><text:span text:style-name="T5"> explanations.</text:span></text:p>
      <text:p text:style-name="P2"/>
      <text:p text:style-name="P4">Our account of <text:span text:style-name="T3">contextual </text:span>motor adaptation <text:span text:style-name="T6">also </text:span>makes important predictions regarding the effects of context inference <text:span text:style-name="T3">on</text:span> behavior which could be verified in future experimental studies, <text:span text:style-name="T7">with potential implications in the design of training regimes for future experiments and other applications</text:span>. Importantly, neither the phenomena discussed in the manuscript nor the predictions made by the model depend on <text:span text:style-name="T9">its</text:span> exact mathematical implementation. Instead, they stem from the notion that context inference is an independent process that occurs constantly and whose intricacies affect our everyday behavior. <text:span text:style-name="T11">Because of this, our results could prove applicable to behavior beyond motor adaptation, as in sequential actions and forward planning experiments, </text:span><text:span text:style-name="T12">in which the dynamics of context inference would manifest in behavior that would otherwise </text:span><text:span text:style-name="T13">be difficult to explain</text:span><text:span text:style-name="T12">.</text:span></text:p>
      <text:p text:style-name="P2"/>
      <text:p text:style-name="P5">Our results add to the growing literature that shows that the effect of context on behavior. T<text:span text:style-name="T2">ogether </text:span><text:span text:style-name="T9">with previous</text:span><text:span text:style-name="T2"> neuroscientific results </text:span><text:span text:style-name="T9">that show the effects of context in neuronal activity, </text:span><text:span text:style-name="T2">our behavioral results paint a holistic picture, in which the dynamics of context inference affect behavior from the single-cell </text:span><text:span text:style-name="T10">recordings in the motor cortex</text:span><text:span text:style-name="T2">, </text:span><text:span text:style-name="T9">through population activity in the hippocampus,</text:span><text:span text:style-name="T2"> all the way to the motor commands observed in human participants during motor adaptation tasks.</text:span></text:p>
      <text:p text:style-name="P4"/>
      <text:p text:style-name="P7">Sincerely,<text:line-break/>Darío Cuevas &amp; Stefan Kiebe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4:44:47.940271987</meta:creation-date>
    <dc:date>2021-11-10T15:40:55.046694850</dc:date>
    <meta:editing-duration>PT6H42M38S</meta:editing-duration>
    <meta:editing-cycles>9</meta:editing-cycles>
    <meta:generator>LibreOffice/7.2.1.2$Linux_X86_64 LibreOffice_project/20$Build-2</meta:generator>
    <meta:document-statistic meta:table-count="0" meta:image-count="0" meta:object-count="0" meta:page-count="1" meta:paragraph-count="6" meta:word-count="349" meta:character-count="2367" meta:non-whitespace-character-count="2024"/>
  </office:meta>
</office:document-meta>
</file>